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BD27FA6DC8BF6F0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16bf5a" officeooo:paragraph-rsid="0016bf5a"/>
    </style:style>
    <style:style style:name="P2" style:family="paragraph" style:parent-style-name="Header">
      <style:paragraph-properties fo:text-align="center" style:justify-single-word="false"/>
      <style:text-properties officeooo:rsid="0016bf5a" officeooo:paragraph-rsid="0016bf5a"/>
    </style:style>
    <style:style style:name="P3" style:family="paragraph" style:parent-style-name="Footer">
      <style:paragraph-properties fo:text-align="start" style:justify-single-word="false"/>
      <style:text-properties officeooo:rsid="00184f95" officeooo:paragraph-rsid="00184f95"/>
    </style:style>
    <style:style style:name="P4" style:family="paragraph" style:parent-style-name="Footer">
      <style:paragraph-properties fo:text-align="center" style:justify-single-word="false"/>
      <style:text-properties officeooo:rsid="00184f95" officeooo:paragraph-rsid="00184f95"/>
    </style:style>
    <style:style style:name="P5" style:family="paragraph" style:parent-style-name="Footer">
      <style:paragraph-properties fo:text-align="center" style:justify-single-word="false"/>
      <style:text-properties officeooo:rsid="00190b2b" officeooo:paragraph-rsid="00190b2b"/>
    </style:style>
    <style:style style:name="P6" style:family="paragraph" style:parent-style-name="Standard">
      <style:paragraph-properties fo:text-align="center" style:justify-single-word="false"/>
      <style:text-properties officeooo:rsid="001b2c26"/>
    </style:style>
    <style:style style:name="P7" style:family="paragraph" style:parent-style-name="Standard">
      <style:paragraph-properties fo:text-align="start" style:justify-single-word="false"/>
      <style:text-properties officeooo:rsid="001b2c26"/>
    </style:style>
    <style:style style:name="P8" style:family="paragraph" style:parent-style-name="Standard">
      <style:text-properties officeooo:rsid="0029689e"/>
    </style:style>
    <style:style style:name="P9" style:family="paragraph" style:parent-style-name="Standard">
      <style:paragraph-properties fo:break-before="page"/>
      <style:text-properties officeooo:rsid="001b2c26"/>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rsid="001dd018" officeooo:paragraph-rsid="001dd018"/>
    </style:style>
    <style:style style:name="P12" style:family="paragraph" style:parent-style-name="Table_20_Contents">
      <style:paragraph-properties fo:text-align="center" style:justify-single-word="false"/>
      <style:text-properties officeooo:rsid="001dd018" officeooo:paragraph-rsid="001dd018"/>
    </style:style>
    <style:style style:name="P13" style:family="paragraph" style:parent-style-name="Table_20_Contents">
      <style:paragraph-properties fo:text-align="center" style:justify-single-word="false"/>
      <style:text-properties officeooo:rsid="00323087" officeooo:paragraph-rsid="00323087"/>
    </style:style>
    <style:style style:name="P14" style:family="paragraph" style:parent-style-name="Contents_20_1">
      <style:paragraph-properties>
        <style:tab-stops>
          <style:tab-stop style:position="17cm" style:type="right"/>
        </style:tab-stops>
      </style:paragraph-properties>
    </style:style>
    <style:style style:name="P15" style:family="paragraph" style:parent-style-name="Standard">
      <style:paragraph-properties fo:text-align="start" style:justify-single-word="false" fo:break-before="page"/>
    </style:style>
    <style:style style:name="P16" style:family="paragraph" style:parent-style-name="Standard">
      <style:paragraph-properties fo:text-align="start" style:justify-single-word="false"/>
    </style:style>
    <style:style style:name="P17" style:family="paragraph" style:parent-style-name="Text_20_body">
      <style:paragraph-properties fo:break-before="page"/>
      <style:text-properties officeooo:rsid="00857643" officeooo:paragraph-rsid="00857643"/>
    </style:style>
    <style:style style:name="P18" style:family="paragraph" style:parent-style-name="Text_20_body" style:list-style-name="L3">
      <style:text-properties officeooo:rsid="00810d1b" officeooo:paragraph-rsid="00810d1b"/>
    </style:style>
    <style:style style:name="P19" style:family="paragraph" style:parent-style-name="Text_20_body" style:list-style-name="L3">
      <style:text-properties officeooo:rsid="0081e2f3" officeooo:paragraph-rsid="0081e2f3"/>
    </style:style>
    <style:style style:name="P20" style:family="paragraph" style:parent-style-name="Text_20_body" style:list-style-name="L3">
      <style:text-properties officeooo:rsid="0082ebed" officeooo:paragraph-rsid="0082ebed"/>
    </style:style>
    <style:style style:name="P21" style:family="paragraph" style:parent-style-name="Text_20_body">
      <style:text-properties officeooo:rsid="0082ebed" officeooo:paragraph-rsid="0082ebed"/>
    </style:style>
    <style:style style:name="P22" style:family="paragraph" style:parent-style-name="Text_20_body">
      <style:text-properties officeooo:rsid="00857643" officeooo:paragraph-rsid="00857643"/>
    </style:style>
    <style:style style:name="P23" style:family="paragraph" style:parent-style-name="Text_20_body" style:list-style-name="L4">
      <style:text-properties officeooo:rsid="00857643" officeooo:paragraph-rsid="00857643"/>
    </style:style>
    <style:style style:name="P24" style:family="paragraph" style:parent-style-name="Text_20_body" style:list-style-name="L5">
      <style:text-properties officeooo:rsid="0085e115" officeooo:paragraph-rsid="0085e115"/>
    </style:style>
    <style:style style:name="P25" style:family="paragraph" style:parent-style-name="Text_20_body" style:list-style-name="L5">
      <style:text-properties officeooo:rsid="0085e115" officeooo:paragraph-rsid="0088f129"/>
    </style:style>
    <style:style style:name="P26" style:family="paragraph" style:parent-style-name="Table_20_Contents">
      <style:paragraph-properties fo:text-align="center" style:justify-single-word="false"/>
      <style:text-properties officeooo:rsid="00795d67" officeooo:paragraph-rsid="00795d67"/>
    </style:style>
    <style:style style:name="P27" style:family="paragraph">
      <loext:graphic-properties draw:fill-color="#729fcf"/>
      <style:paragraph-properties fo:text-align="center"/>
    </style:style>
    <style:style style:name="P28" style:family="paragraph">
      <style:paragraph-properties fo:text-align="center"/>
    </style:style>
    <style:style style:name="P29" style:family="paragraph">
      <loext:graphic-properties draw:fill="none" draw:fill-color="#00ffff" draw:opacity="10%"/>
      <style:paragraph-properties fo:text-align="center"/>
      <style:text-properties style:font-name="Verdana" fo:font-size="60pt" style:font-size-asian="60pt" style:font-size-complex="60pt"/>
    </style:style>
    <style:style style:name="P30"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190b2b"/>
    </style:style>
    <style:style style:name="T2" style:family="text">
      <style:text-properties officeooo:rsid="00323087"/>
    </style:style>
    <style:style style:name="T3" style:family="text">
      <style:text-properties fo:language="fr" fo:country="FR" officeooo:rsid="00286dc6" style:language-asian="zxx" style:country-asian="none" style:language-complex="zxx" style:country-complex="none"/>
    </style:style>
    <style:style style:name="T4" style:family="text">
      <style:text-properties officeooo:rsid="0079cca2"/>
    </style:style>
    <style:style style:name="T5" style:family="text">
      <style:text-properties officeooo:rsid="007af1fe"/>
    </style:style>
    <style:style style:name="T6" style:family="text">
      <style:text-properties officeooo:rsid="007b73ad"/>
    </style:style>
    <style:style style:name="T7" style:family="text">
      <style:text-properties officeooo:rsid="007ec60a"/>
    </style:style>
    <style:style style:name="T8" style:family="text">
      <style:text-properties officeooo:rsid="007fb9a3"/>
    </style:style>
    <style:style style:name="T9" style:family="text">
      <style:text-properties officeooo:rsid="00810d1b"/>
    </style:style>
    <style:style style:name="T10" style:family="text">
      <style:text-properties officeooo:rsid="00857643"/>
    </style:style>
    <style:style style:name="T11" style:family="text">
      <style:text-properties officeooo:rsid="0085e115"/>
    </style:style>
    <style:style style:name="T12" style:family="text">
      <style:text-properties officeooo:rsid="0087bf2b"/>
    </style:style>
    <style:style style:name="T13" style:family="text">
      <style:text-properties officeooo:rsid="0088f129"/>
    </style:style>
    <style:style style:name="T14" style:family="text">
      <style:text-properties style:font-name="Verdana" fo:font-size="60pt" style:font-size-asian="60pt" style:font-size-complex="60pt"/>
    </style:style>
    <style:style style:name="T15" style:family="text">
      <style:text-properties fo:font-size="22pt" style:font-size-asian="22pt" style:font-size-complex="2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729fcf"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custom-shape text:anchor-type="paragraph" draw:z-index="0" draw:name="Forme1" draw:style-name="gr1" draw:text-style-name="P27"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29" svg:width="12.066cm" svg:height="5.15cm" svg:x="2.639cm" svg:y="7.271cm"><draw:text-box><text:p text:style-name="P28"><text:span text:style-name="T14">Visite Virtuelle</text:span></text:p></draw:text-box></draw:frame><draw:frame text:anchor-type="paragraph" draw:z-index="2" draw:name="Forme3" draw:style-name="gr3" draw:text-style-name="P30" svg:width="11.166cm" svg:height="1.788cm" svg:x="2.983cm" svg:y="4.069cm"><draw:text-box><text:p text:style-name="P28"><text:span text:style-name="T15">Projet de BTS Système Numérique – Informatique et Réseau</text:span></text:p></draw:text-box></draw:frame><draw:frame text:anchor-type="paragraph" draw:z-index="3" draw:name="Forme4" draw:style-name="gr4" draw:text-style-name="P30" svg:width="11.325cm" svg:height="1.826cm" svg:x="3.194cm" svg:y="14.415cm"><draw:text-box><text:p text:style-name="P28"><text:span text:style-name="T15">Lycé Antoine Bourdelle <text:s/>- Promotion 2018</text:span></text:p></draw:text-box></draw:frame><draw:line text:anchor-type="paragraph" draw:z-index="4" draw:name="Forme5" draw:style-name="gr5" draw:text-style-name="P28" svg:x1="3.485cm" svg:y1="12.933cm" svg:x2="14.015cm" svg:y2="12.933cm"><text:p/></draw:line><draw:line text:anchor-type="paragraph" draw:z-index="5" draw:name="Forme5" draw:style-name="gr5" draw:text-style-name="P28" svg:x1="3.512cm" svg:y1="7.006cm" svg:x2="14.042cm" svg:y2="7.006cm"><text:p/></draw:line></text:p>
      <text:p text:style-name="P8"/>
      <text:p text:style-name="P9"/>
      <text:p text:style-name="P6"/>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style-name="Internet_20_link"/>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4"><text:a xlink:type="simple" xlink:href="#__RefHeading___Toc4024_2631798417" text:style-name="Index_20_Link" text:visited-style-name="Index_20_Link"><text:span text:style-name="Internet_20_link"><text:s/>I. Présentation du projet</text:span></text:a><text:a xlink:type="simple" xlink:href="#__RefHeading___Toc4024_2631798417" text:style-name="Index_20_Link" text:visited-style-name="Index_20_Link"><text:tab/>3</text:a></text:p>
          <text:p text:style-name="P14"><text:a xlink:type="simple" xlink:href="#__RefHeading___Toc4026_2631798417" text:style-name="Index_20_Link" text:visited-style-name="Index_20_Link"><text:span text:style-name="Internet_20_link"><text:s/>II. Cahier des Charges</text:span></text:a><text:a xlink:type="simple" xlink:href="#__RefHeading___Toc4026_2631798417" text:style-name="Index_20_Link" text:visited-style-name="Index_20_Link"><text:tab/>3</text:a></text:p>
          <text:p text:style-name="P14"><text:a xlink:type="simple" xlink:href="#__RefHeading___Toc4028_2631798417" text:style-name="Index_20_Link" text:visited-style-name="Index_20_Link"><text:span text:style-name="Internet_20_link"><text:s/>III. Répartitions des tâches</text:span></text:a><text:a xlink:type="simple" xlink:href="#__RefHeading___Toc4028_2631798417" text:style-name="Index_20_Link" text:visited-style-name="Index_20_Link"><text:tab/>4</text:a></text:p>
        </text:index-body>
      </text:table-of-content>
      <text:p text:style-name="P7"/>
      <text:p text:style-name="P7"/>
      <table:table table:name="Tableau1" table:style-name="Tableau1">
        <table:table-column table:style-name="Tableau1.A" table:number-columns-repeated="5"/>
        <table:table-column table:style-name="Tableau1.F"/>
        <table:table-row>
          <table:table-cell table:style-name="Tableau1.A1" office:value-type="string">
            <text:p text:style-name="P10"/>
          </table:table-cell>
          <table:table-cell table:style-name="Tableau1.A1" office:value-type="string">
            <text:p text:style-name="P11">Malko CARRERAS</text:p>
          </table:table-cell>
          <table:table-cell table:style-name="Tableau1.A1" office:value-type="string">
            <text:p text:style-name="P11">Vincent CLAVEAU</text:p>
          </table:table-cell>
          <table:table-cell table:style-name="Tableau1.A1" office:value-type="string">
            <text:p text:style-name="P11">Thomas DUDITLIEUX</text:p>
          </table:table-cell>
          <table:table-cell table:style-name="Tableau1.A1" office:value-type="string">
            <text:p text:style-name="P11">Valentin PILLON</text:p>
          </table:table-cell>
          <table:table-cell table:style-name="Tableau1.F1" office:value-type="string">
            <text:p text:style-name="P11">Guillaume VIDAL</text:p>
          </table:table-cell>
        </table:table-row>
        <table:table-row>
          <table:table-cell table:style-name="Tableau1.A2" office:value-type="string">
            <text:p text:style-name="P11">Domaine</text:p>
          </table:table-cell>
          <table:table-cell table:style-name="Tableau1.A2" office:value-type="string">
            <text:p text:style-name="P12">Web-Design <text:span text:style-name="T2">|</text:span></text:p>
            <text:p text:style-name="P13">Gestion</text:p>
          </table:table-cell>
          <table:table-cell table:style-name="Tableau1.A2" office:value-type="string">
            <text:p text:style-name="P12">Symfony</text:p>
          </table:table-cell>
          <table:table-cell table:style-name="Tableau1.A2" office:value-type="string">
            <text:p text:style-name="P26">Javascript</text:p>
          </table:table-cell>
          <table:table-cell table:style-name="Tableau1.A2" office:value-type="string">
            <text:p text:style-name="P12">Three.JS</text:p>
          </table:table-cell>
          <table:table-cell table:style-name="Tableau1.F2" office:value-type="string">
            <text:p text:style-name="P12">Symfony</text:p>
          </table:table-cell>
        </table:table-row>
      </table:table>
      <text:p text:style-name="P7"/>
      <text:p text:style-name="P7"/>
      <text:p text:style-name="P16"><text:span text:style-name="T3"/></text:p>
      <text:p text:style-name="P15"><text:span text:style-name="T3"/></text:p>
      <text:h text:style-name="Heading_20_1" text:outline-level="1"><text:bookmark-start text:name="__RefHeading___Toc4024_2631798417"/><text:tab/><text:span text:style-name="T4">I. Présentation du projet</text:span><text:bookmark-end text:name="__RefHeading___Toc4024_2631798417"/></text:h>
      <text:p text:style-name="Text_20_body"/>
      <text:p text:style-name="Text_20_body"><text:tab/><text:span text:style-name="T5">Pour notre projet de BTS Système Numérique, nous avons mener à bien un projet industriel dans notre domaine. Ce dernier est un site internet avec pour utilité principale la visite de biens immobiliers à partir d'un navigateur.</text:span></text:p>
      <text:p text:style-name="Text_20_body"/>
      <text:p text:style-name="Text_20_body"><text:tab/><text:span text:style-name="T6">Ce projet consciste à alléger les visites faite par une agence immobilière, en donnant un aperçu par le biais des visites virtuelles sur le site. En sachant qu'une agence immobilière doit organiser en moyenne sept visites pour qu'un client soit satisfait.</text:span></text:p>
      <text:p text:style-name="Text_20_body"/>
      <text:h text:style-name="Heading_20_1" text:outline-level="1"><text:bookmark-start text:name="__RefHeading___Toc4026_2631798417"/><text:tab/><text:span text:style-name="T7">II. Cahier des Charges</text:span><text:bookmark-end text:name="__RefHeading___Toc4026_2631798417"/></text:h>
      <text:p text:style-name="Text_20_body"/>
      <text:p text:style-name="Text_20_body"><text:tab/><text:span text:style-name="T8">Pour mener à bien le projet, nous devons suivre un cahier des charges.</text:span></text:p>
      <text:p text:style-name="Text_20_body"/>
      <text:p text:style-name="Text_20_body"><text:span text:style-name="T9">Pour simplifier voici une liste des objectifs du cahier des charges :</text:span></text:p>
      <text:p text:style-name="Text_20_body"/>
      <text:list xml:id="list1572973070" text:style-name="L3">
        <text:list-item>
          <text:p text:style-name="P18">Nous visons une réduction optimale des fichiers et des pages.</text:p>
        </text:list-item>
        <text:list-item>
          <text:p text:style-name="P18">Nous devront rendre le site le plus performant possible avec les trois principaux navigateurs.</text:p>
        </text:list-item>
        <text:list-item>
          <text:p text:style-name="P19">Le devra être disponible ne plusieurs langues.</text:p>
        </text:list-item>
        <text:list-item>
          <text:p text:style-name="P19">Il devra aussi possédé un espace membre, avec différents grades.</text:p>
        </text:list-item>
        <text:list-item>
          <text:p text:style-name="P20">Il devra permettre la visite de biens immobiliers.</text:p>
        </text:list-item>
        <text:list-item>
          <text:p text:style-name="P20">Il devra aussi disposé de moyen d'administration sur les visites.</text:p>
        </text:list-item>
      </text:list>
      <text:p text:style-name="P21"/>
      <text:p text:style-name="P22">Le cahier des charges possèdent aussi des contraintes :</text:p>
      <text:list xml:id="list1627799973" text:style-name="L4">
        <text:list-item>
          <text:p text:style-name="P23">Herberger le site web sur un serveur apache en local ( pour le développement ).</text:p>
        </text:list-item>
        <text:list-item>
          <text:p text:style-name="P23">Assurer le bon maintiens de la base de données.</text:p>
        </text:list-item>
        <text:list-item>
          <text:p text:style-name="P23">Installer toutes des dépéndances et les framework.</text:p>
        </text:list-item>
      </text:list>
      <text:p text:style-name="P17"/>
      <text:h text:style-name="Heading_20_1" text:outline-level="1"><text:bookmark-start text:name="__RefHeading___Toc4028_2631798417"/><text:tab/><text:span text:style-name="T10">III. Répartitions des tâches</text:span><text:bookmark-end text:name="__RefHeading___Toc4028_2631798417"/></text:h>
      <text:p text:style-name="Text_20_body"/>
      <text:p text:style-name="Text_20_body"><text:tab/><text:span text:style-name="T11">Nous avons diviser les tâches pour mieux reigner entre chaque membres du groupe : </text:span></text:p>
      <text:p text:style-name="Text_20_body"/>
      <text:list xml:id="list3482938365" text:style-name="L5">
        <text:list-item>
          <text:p text:style-name="P24">CARRERAS Malko : Conception des styles, traductions, gestion du projet.</text:p>
        </text:list-item>
        <text:list-item>
          <text:p text:style-name="P24">CLAVEAU Vincent : Installation de Symfony, développement Symfony.</text:p>
        </text:list-item>
        <text:list-item>
          <text:p text:style-name="P24">DUDITLIEUX Thomas : Développement JavaScript.</text:p>
        </text:list-item>
        <text:list-item>
          <text:p text:style-name="P24">PILLON Valentin : Développement JavaScript, mise en place de ThreeJS.</text:p>
        </text:list-item>
        <text:list-item>
          <text:p text:style-name="P25">VIDAL Guillaume : Installation de Symfony, <text:span text:style-name="T13">développement Symfony, traduc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fill-image draw:name="Roses" xlink:href="Pictures/100000000000005E0000005EBD27FA6DC8BF6F03.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next-style-name="Contents_20_1" style:class="index" style:master-page-name="">
      <loext:graphic-properties draw:fill="none" draw:fill-color="#729fcf" draw:fill-gradient-name="Subtle_20_Tango_20_Green" draw:fill-image-name="Roses"/>
      <style:paragraph-properties fo:margin-left="0.499cm" fo:margin-right="0cm" fo:text-align="start" style:justify-single-word="false" fo:text-indent="0cm" style:auto-text-indent="false" style:page-number="auto" fo:background-color="transparent" style:shadow="none" style:writing-mode="lr-tb">
        <style:tab-stops>
          <style:tab-stop style:position="16.501cm" style:type="right" style:leader-style="dotted" style:leader-text="."/>
        </style:tab-stops>
      </style:paragraph-properties>
      <style:text-properties fo:color="#000000" fo:font-size="14pt" style:text-rotation-angle="0" style:text-rotation-scale="line-heigh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6bf5a" officeooo:paragraph-rsid="0016bf5a"/>
    </style:style>
    <style:style style:name="MP2" style:family="paragraph" style:parent-style-name="Header">
      <style:paragraph-properties fo:text-align="center" style:justify-single-word="false"/>
      <style:text-properties officeooo:rsid="0016bf5a" officeooo:paragraph-rsid="0016bf5a"/>
    </style:style>
    <style:style style:name="MP3" style:family="paragraph" style:parent-style-name="Footer">
      <style:paragraph-properties fo:text-align="start" style:justify-single-word="false"/>
      <style:text-properties officeooo:rsid="00184f95" officeooo:paragraph-rsid="00184f95"/>
    </style:style>
    <style:style style:name="MP4" style:family="paragraph" style:parent-style-name="Footer">
      <style:paragraph-properties fo:text-align="center" style:justify-single-word="false"/>
      <style:text-properties officeooo:rsid="00190b2b" officeooo:paragraph-rsid="00190b2b"/>
    </style:style>
    <style:style style:name="MP5" style:family="paragraph" style:parent-style-name="Footer">
      <style:paragraph-properties fo:text-align="center" style:justify-single-word="false"/>
      <style:text-properties officeooo:rsid="00184f95" officeooo:paragraph-rsid="00184f95"/>
    </style:style>
    <style:style style:name="MT1" style:family="text">
      <style:text-properties officeooo:rsid="00190b2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text:p>
        <text:p text:style-name="MP2"><text:tab/></text:p>
        <text:p text:style-name="MP1"/>
      </style:header>
      <style:footer>
        <text:p text:style-name="MP3"/>
        <text:p text:style-name="MP4">Page <text:page-number text:select-page="current">3</text:page-number> / <text:page-count>4</text:page-count></text:p>
        <text:p text:style-name="MP3"/>
        <text:p text:style-name="MP5">Groupe : M. CARRERAS, V. CLAVEAU,T. DUDITLIEUX, <text:span text:style-name="MT1">V. PILLON, G.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6M49S</meta:editing-duration>
    <meta:editing-cycles>92</meta:editing-cycles>
    <meta:generator>LibreOffice/5.3.5.2$Windows_x86 LibreOffice_project/50d9bf2b0a79cdb85a3814b592608037a682059d</meta:generator>
    <dc:date>2018-05-30T16:13:43.205000000</dc:date>
    <meta:document-statistic meta:table-count="1" meta:image-count="0" meta:object-count="0" meta:page-count="4" meta:paragraph-count="45" meta:word-count="344" meta:character-count="2121" meta:non-whitespace-character-count="1822"/>
    <meta:user-defined meta:name="Info 1"/>
    <meta:user-defined meta:name="Info 2"/>
    <meta:user-defined meta:name="Info 3"/>
    <meta:user-defined meta:name="Info 4"/>
  </office:meta>
</office:document-meta>
</file>